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d7cf2" officeooo:paragraph-rsid="000d7cf2"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20pt" style:text-underline-style="solid" style:text-underline-width="auto" style:text-underline-color="font-color" fo:font-weight="bold" officeooo:rsid="000d7cf2" officeooo:paragraph-rsid="000d7cf2" style:font-size-asian="20pt" style:font-weight-asian="bold" style:font-size-complex="20pt" style:font-weight-complex="bold"/>
    </style:style>
    <style:style style:name="P3" style:family="paragraph" style:parent-style-name="Standard">
      <style:paragraph-properties fo:text-align="start" style:justify-single-word="false"/>
      <style:text-properties fo:font-size="20pt" style:text-underline-style="solid" style:text-underline-width="auto" style:text-underline-color="font-color" fo:font-weight="bold" officeooo:rsid="000d7cf2" officeooo:paragraph-rsid="0010ea9f"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20pt" style:text-underline-style="solid" style:text-underline-width="auto" style:text-underline-color="font-color" fo:font-weight="bold" officeooo:rsid="000d7cf2" officeooo:paragraph-rsid="0014c510" style:font-size-asian="20pt" style:font-weight-asian="bold" style:font-size-complex="20pt" style:font-weight-complex="bold"/>
    </style:style>
    <style:style style:name="P5" style:family="paragraph" style:parent-style-name="Standard">
      <style:paragraph-properties fo:text-align="start" style:justify-single-word="false"/>
      <style:text-properties fo:font-size="20pt" style:text-underline-style="solid" style:text-underline-width="auto" style:text-underline-color="font-color" fo:font-weight="bold" officeooo:rsid="000d7cf2" officeooo:paragraph-rsid="0016f6a4" style:font-size-asian="20pt" style:font-weight-asian="bold" style:font-size-complex="20pt" style:font-weight-complex="bold"/>
    </style:style>
    <style:style style:name="P6" style:family="paragraph" style:parent-style-name="Standard">
      <style:paragraph-properties fo:text-align="start" style:justify-single-word="false"/>
      <style:text-properties fo:font-size="20pt" style:text-underline-style="solid" style:text-underline-width="auto" style:text-underline-color="font-color" fo:font-weight="bold" officeooo:rsid="000d7cf2" officeooo:paragraph-rsid="0018f4a1" style:font-size-asian="20pt" style:font-weight-asian="bold" style:font-size-complex="20pt" style:font-weight-complex="bold"/>
    </style:style>
    <style:style style:name="P7" style:family="paragraph" style:parent-style-name="Standard">
      <style:paragraph-properties fo:text-align="start" style:justify-single-word="false"/>
      <style:text-properties fo:font-size="20pt" style:text-underline-style="solid" style:text-underline-width="auto" style:text-underline-color="font-color" fo:font-weight="bold" officeooo:rsid="0014c510" officeooo:paragraph-rsid="0014c510" style:font-size-asian="20pt" style:font-weight-asian="bold" style:font-size-complex="20pt" style:font-weight-complex="bold"/>
    </style:style>
    <style:style style:name="P8" style:family="paragraph" style:parent-style-name="Standard">
      <style:paragraph-properties fo:text-align="start" style:justify-single-word="false"/>
      <style:text-properties fo:font-size="20pt" style:text-underline-style="solid" style:text-underline-width="auto" style:text-underline-color="font-color" fo:font-weight="bold" officeooo:rsid="0014c510" officeooo:paragraph-rsid="0016f6a4" style:font-size-asian="20pt" style:font-weight-asian="bold" style:font-size-complex="20pt" style:font-weight-complex="bold"/>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fo:font-weight="bold" officeooo:rsid="0010ea9f" officeooo:paragraph-rsid="0010ea9f"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2pt" style:text-underline-style="none" fo:font-weight="bold" officeooo:rsid="0018f4a1" officeooo:paragraph-rsid="0018f4a1" style:font-size-asian="12pt" style:font-weight-asian="bold" style:font-size-complex="12pt" style:font-weight-complex="bold"/>
    </style:style>
    <style:style style:name="P11" style:family="paragraph" style:parent-style-name="Standard">
      <style:paragraph-properties fo:text-align="start" style:justify-single-word="false"/>
      <style:text-properties fo:font-size="14pt" style:text-underline-style="solid" style:text-underline-width="auto" style:text-underline-color="font-color" fo:font-weight="bold" officeooo:rsid="000d7cf2" officeooo:paragraph-rsid="000d7cf2" style:font-size-asian="12.25pt" style:font-weight-asian="bold" style:font-size-complex="14pt" style:font-weight-complex="bold"/>
    </style:style>
    <style:style style:name="P12" style:family="paragraph" style:parent-style-name="Standard" style:list-style-name="L1">
      <style:paragraph-properties fo:text-align="start" style:justify-single-word="false"/>
      <style:text-properties fo:font-size="12pt" style:text-underline-style="solid" style:text-underline-width="auto" style:text-underline-color="font-color" fo:font-weight="bold" officeooo:rsid="000d7cf2" officeooo:paragraph-rsid="000d7cf2" style:font-size-asian="12pt" style:font-weight-asian="bold" style:font-size-complex="12pt" style:font-weight-complex="bold"/>
    </style:style>
    <style:style style:name="P13" style:family="paragraph" style:parent-style-name="Standard" style:list-style-name="L1">
      <style:paragraph-properties fo:text-align="start" style:justify-single-word="false"/>
      <style:text-properties fo:font-size="12pt" style:text-underline-style="solid" style:text-underline-width="auto" style:text-underline-color="font-color" fo:font-weight="bold" officeooo:rsid="000d7cf2" officeooo:paragraph-rsid="000e48df" style:font-size-asian="12pt" style:font-weight-asian="bold" style:font-size-complex="12pt" style:font-weight-complex="bold"/>
    </style:style>
    <style:style style:name="P14" style:family="paragraph" style:parent-style-name="Standard" style:list-style-name="L1">
      <style:paragraph-properties fo:text-align="start" style:justify-single-word="false"/>
      <style:text-properties fo:font-size="12pt" style:text-underline-style="solid" style:text-underline-width="auto" style:text-underline-color="font-color" fo:font-weight="bold" officeooo:rsid="000fd221" officeooo:paragraph-rsid="000fd221" style:font-size-asian="12pt" style:font-weight-asian="bold" style:font-size-complex="12pt" style:font-weight-complex="bold"/>
    </style:style>
    <style:style style:name="P15" style:family="paragraph" style:parent-style-name="Standard" style:list-style-name="L2">
      <style:paragraph-properties fo:text-align="start" style:justify-single-word="false"/>
      <style:text-properties fo:font-size="12pt" style:text-underline-style="solid" style:text-underline-width="auto" style:text-underline-color="font-color" fo:font-weight="bold" officeooo:rsid="0010ea9f" officeooo:paragraph-rsid="0010ea9f" style:font-size-asian="12pt" style:font-weight-asian="bold" style:font-size-complex="12pt" style:font-weight-complex="bold"/>
    </style:style>
    <style:style style:name="P16" style:family="paragraph" style:parent-style-name="Standard" style:list-style-name="L2">
      <style:paragraph-properties fo:text-align="start" style:justify-single-word="false"/>
      <style:text-properties fo:font-size="12pt" style:text-underline-style="solid" style:text-underline-width="auto" style:text-underline-color="font-color" fo:font-weight="bold" officeooo:rsid="001473c7" officeooo:paragraph-rsid="001473c7" style:font-size-asian="12pt" style:font-weight-asian="bold" style:font-size-complex="12pt" style:font-weight-complex="bold"/>
    </style:style>
    <style:style style:name="P17" style:family="paragraph" style:parent-style-name="Standard" style:list-style-name="L1">
      <style:paragraph-properties fo:text-align="start" style:justify-single-word="false"/>
      <style:text-properties fo:font-size="12pt" style:text-underline-style="none" fo:font-weight="normal" officeooo:rsid="000d7cf2" officeooo:paragraph-rsid="000d7cf2" style:font-size-asian="12pt" style:font-weight-asian="normal" style:font-size-complex="12pt" style:font-weight-complex="normal"/>
    </style:style>
    <style:style style:name="P18" style:family="paragraph" style:parent-style-name="Standard" style:list-style-name="L1">
      <style:paragraph-properties fo:text-align="start" style:justify-single-word="false"/>
      <style:text-properties fo:font-size="12pt" style:text-underline-style="none" fo:font-weight="normal" officeooo:rsid="000e48df" officeooo:paragraph-rsid="000e48df" style:font-size-asian="12pt" style:font-weight-asian="normal" style:font-size-complex="12pt" style:font-weight-complex="normal"/>
    </style:style>
    <style:style style:name="P19" style:family="paragraph" style:parent-style-name="Standard" style:list-style-name="L1">
      <style:paragraph-properties fo:text-align="start" style:justify-single-word="false"/>
      <style:text-properties fo:font-size="12pt" style:text-underline-style="none" fo:font-weight="normal" officeooo:rsid="000fd221" officeooo:paragraph-rsid="000fd221" style:font-size-asian="12pt" style:font-weight-asian="normal" style:font-size-complex="12pt" style:font-weight-complex="normal"/>
    </style:style>
    <style:style style:name="P20" style:family="paragraph" style:parent-style-name="Standard" style:list-style-name="L1">
      <style:paragraph-properties fo:text-align="start" style:justify-single-word="false"/>
      <style:text-properties fo:font-size="12pt" style:text-underline-style="none" fo:font-weight="normal" officeooo:rsid="0010ea9f" officeooo:paragraph-rsid="0010ea9f" style:font-size-asian="12pt" style:font-weight-asian="normal" style:font-size-complex="12pt" style:font-weight-complex="normal"/>
    </style:style>
    <style:style style:name="P21" style:family="paragraph" style:parent-style-name="Standard" style:list-style-name="L2">
      <style:paragraph-properties fo:text-align="start" style:justify-single-word="false"/>
      <style:text-properties fo:font-size="12pt" style:text-underline-style="none" fo:font-weight="normal" officeooo:rsid="001473c7" officeooo:paragraph-rsid="001473c7" style:font-size-asian="12pt" style:font-weight-asian="normal" style:font-size-complex="12pt" style:font-weight-complex="normal"/>
    </style:style>
    <style:style style:name="P22" style:family="paragraph" style:parent-style-name="Standard" style:list-style-name="L3">
      <style:paragraph-properties fo:text-align="start" style:justify-single-word="false"/>
      <style:text-properties fo:font-size="12pt" style:text-underline-style="none" fo:font-weight="normal" officeooo:rsid="0014c510" officeooo:paragraph-rsid="0014c510" style:font-size-asian="12pt" style:font-weight-asian="normal" style:font-size-complex="12pt" style:font-weight-complex="normal"/>
    </style:style>
    <style:style style:name="P23" style:family="paragraph" style:parent-style-name="Standard" style:list-style-name="L3">
      <style:paragraph-properties fo:text-align="start" style:justify-single-word="false"/>
      <style:text-properties fo:font-size="12pt" style:text-underline-style="none" fo:font-weight="normal" officeooo:rsid="0016f6a4" officeooo:paragraph-rsid="0016f6a4" style:font-size-asian="12pt" style:font-weight-asian="normal" style:font-size-complex="12pt" style:font-weight-complex="normal"/>
    </style:style>
    <style:style style:name="P24" style:family="paragraph" style:parent-style-name="Standard" style:list-style-name="L3">
      <style:paragraph-properties fo:text-align="start" style:justify-single-word="false"/>
      <style:text-properties fo:font-size="12pt" style:text-underline-style="none" fo:font-weight="normal" officeooo:rsid="0018f4a1" officeooo:paragraph-rsid="0018f4a1" style:font-size-asian="12pt" style:font-weight-asian="normal" style:font-size-complex="12pt" style:font-weight-complex="normal"/>
    </style:style>
    <style:style style:name="P25" style:family="paragraph" style:parent-style-name="Standard" style:list-style-name="L4">
      <style:paragraph-properties fo:text-align="start" style:justify-single-word="false"/>
      <style:text-properties fo:font-size="12pt" style:text-underline-style="none" fo:font-weight="normal" officeooo:rsid="0016f6a4" officeooo:paragraph-rsid="0016f6a4" style:font-size-asian="10.5pt" style:font-weight-asian="normal" style:font-size-complex="12pt" style:font-weight-complex="normal"/>
    </style:style>
    <style:style style:name="P26" style:family="paragraph" style:parent-style-name="Standard" style:list-style-name="L4">
      <style:paragraph-properties fo:text-align="start" style:justify-single-word="false"/>
      <style:text-properties fo:font-size="12pt" style:text-underline-style="none" fo:font-weight="normal" officeooo:rsid="0018f4a1" officeooo:paragraph-rsid="0018f4a1" style:font-size-asian="10.5pt" style:font-weight-asian="normal" style:font-size-complex="12pt" style:font-weight-complex="normal"/>
    </style:style>
    <style:style style:name="P27" style:family="paragraph" style:parent-style-name="Standard" style:list-style-name="L5">
      <style:paragraph-properties fo:text-align="start" style:justify-single-word="false"/>
      <style:text-properties fo:font-size="12pt" style:text-underline-style="none" fo:font-weight="normal" officeooo:rsid="0018f4a1" officeooo:paragraph-rsid="0018f4a1" style:font-size-asian="10.5pt" style:font-weight-asian="normal" style:font-size-complex="12pt" style:font-weight-complex="normal"/>
    </style:style>
    <style:style style:name="P28" style:family="paragraph" style:parent-style-name="Standard" style:list-style-name="L3">
      <style:paragraph-properties fo:text-align="start" style:justify-single-word="false"/>
      <style:text-properties fo:font-size="12pt" style:text-underline-style="none" fo:font-weight="bold" officeooo:rsid="0014c510" officeooo:paragraph-rsid="001635ea" style:font-size-asian="12pt" style:font-weight-asian="bold" style:font-size-complex="12pt" style:font-weight-complex="bold"/>
    </style:style>
    <style:style style:name="P29" style:family="paragraph" style:parent-style-name="Standard" style:list-style-name="L3">
      <style:paragraph-properties fo:text-align="start" style:justify-single-word="false"/>
      <style:text-properties fo:font-size="12pt" style:text-underline-style="none" fo:font-weight="bold" officeooo:rsid="0016f6a4" officeooo:paragraph-rsid="0016f6a4"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635ea" style:font-weight-asian="normal" style:font-weight-complex="normal"/>
    </style:style>
    <style:style style:name="T3" style:family="text">
      <style:text-properties fo:font-weight="normal" officeooo:rsid="00211c33" style:font-weight-asian="normal" style:font-weight-complex="normal"/>
    </style:style>
    <style:style style:name="T4" style:family="text">
      <style:text-properties fo:font-weight="normal" style:font-size-asian="10.5pt" style:font-weight-asian="normal" style:font-weight-complex="normal"/>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0e48df" style:font-weight-asian="normal" style:font-weight-complex="normal"/>
    </style:style>
    <style:style style:name="T7" style:family="text">
      <style:text-properties style:text-underline-style="none" fo:font-weight="normal" officeooo:rsid="000fd221" style:font-weight-asian="normal" style:font-weight-complex="normal"/>
    </style:style>
    <style:style style:name="T8" style:family="text">
      <style:text-properties style:text-underline-style="none" fo:font-weight="normal" officeooo:rsid="0010ea9f" style:font-weight-asian="normal" style:font-weight-complex="normal"/>
    </style:style>
    <style:style style:name="T9" style:family="text">
      <style:text-properties style:text-underline-style="none" fo:font-weight="normal" officeooo:rsid="001473c7" style:font-weight-asian="normal" style:font-weight-complex="normal"/>
    </style:style>
    <style:style style:name="T10" style:family="text">
      <style:text-properties style:text-underline-style="none" fo:font-weight="normal" officeooo:rsid="0014a4b7" style:font-weight-asian="normal" style:font-weight-complex="normal"/>
    </style:style>
    <style:style style:name="T11" style:family="text">
      <style:text-properties style:text-underline-style="none" fo:font-weight="normal" officeooo:rsid="001635ea" style:font-weight-asian="normal" style:font-weight-complex="normal"/>
    </style:style>
    <style:style style:name="T12" style:family="text">
      <style:text-properties style:text-underline-style="none" fo:font-weight="normal" officeooo:rsid="001db0f2" style:font-weight-asian="normal" style:font-weight-complex="normal"/>
    </style:style>
    <style:style style:name="T13" style:family="text">
      <style:text-properties fo:font-size="14pt" style:font-size-asian="12.25pt" style:font-size-complex="14pt"/>
    </style:style>
    <style:style style:name="T14" style:family="text">
      <style:text-properties fo:font-size="14pt" officeooo:rsid="0010ea9f" style:font-size-asian="12.25pt" style:font-size-complex="14pt"/>
    </style:style>
    <style:style style:name="T15" style:family="text">
      <style:text-properties fo:font-size="14pt" officeooo:rsid="0014c510" style:font-size-asian="12.25pt" style:font-size-complex="14pt"/>
    </style:style>
    <style:style style:name="T16" style:family="text">
      <style:text-properties fo:font-size="14pt" officeooo:rsid="0016f6a4" style:font-size-asian="12.25pt" style:font-size-complex="14pt"/>
    </style:style>
    <style:style style:name="T17" style:family="text">
      <style:text-properties fo:font-size="14pt" officeooo:rsid="0018f4a1" style:font-size-asian="12.25pt" style:font-size-complex="14pt"/>
    </style:style>
    <style:style style:name="T18" style:family="text">
      <style:text-properties fo:font-size="14pt" style:text-underline-style="none" fo:font-weight="normal" style:font-size-asian="12.25pt" style:font-weight-asian="normal" style:font-size-complex="14pt" style:font-weight-complex="normal"/>
    </style:style>
    <style:style style:name="T19" style:family="text">
      <style:text-properties fo:font-size="14pt" fo:font-weight="normal" officeooo:rsid="000d7cf2" style:font-size-asian="12.25pt" style:font-weight-asian="normal" style:font-size-complex="14pt" style:font-weight-complex="normal"/>
    </style:style>
    <style:style style:name="T20" style:family="text">
      <style:text-properties officeooo:rsid="001ac671"/>
    </style:style>
    <style:style style:name="T21" style:family="text">
      <style:text-properties officeooo:rsid="001d28d8"/>
    </style:style>
    <style:style style:name="T22" style:family="text">
      <style:text-properties officeooo:rsid="001e233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ibe’<text:span text:style-name="T21">s</text:span> Back-End <text:span text:style-name="T21">Ecosystem</text:span>:</text:p>
      <text:p text:style-name="P2"><text:span text:style-name="T18"/></text:p>
      <text:p text:style-name="P11">The Circles:</text:p>
      <text:p text:style-name="P2"><text:span text:style-name="T13"/></text:p>
      <text:list text:style-name="L1">
        <text:list-item>
          <text:p text:style-name="P12"><text:span text:style-name="T5">By default there will be 5 circles: [ Discipline &amp; Focus, Being a better parent, Career and Purpose, Heartbreak and healing, Psychological Facts ] </text:span><text:span text:style-name="T6">with their specific image and bio.</text:span></text:p>
        </text:list-item>
        <text:list-item>
          <text:p text:style-name="P17">The circles will be private but shown to all the users but they can’t interact unless they join the circle.</text:p>
        </text:list-item>
        <text:list-item>
          <text:p text:style-name="P17">Every circle will have one Guru(admin) who can let in or remove any user or the specific content or the whole content of the user but can’t do anything to other circle’s users or gurus.</text:p>
        </text:list-item>
        <text:list-item>
          <text:p text:style-name="P18">The Guru can post inside the circle and can also be a member of any other circle.</text:p>
        </text:list-item>
        <text:list-item>
          <text:p text:style-name="P18">The Guru can send requests(invites) to other users as well</text:p>
        </text:list-item>
        <text:list-item>
          <text:p text:style-name="P13"><text:span text:style-name="T6">Joined users can post images videos, text </text:span><text:span text:style-name="T8">or “ask (which can be anonymous or not, choice is of user’s)” </text:span><text:span text:style-name="T6">inside their circles which will have the options </text:span><text:span text:style-name="T7">for the other users</text:span><text:span text:style-name="T6"> of up-voted, down-voted, commented, saved or users can share to any other circle they’ve joined.</text:span></text:p>
        </text:list-item>
        <text:list-item>
          <text:p text:style-name="P14"><text:span text:style-name="T6">T</text:span><text:span text:style-name="T5">he Users who posted can also edit, delete or archive the post.</text:span></text:p>
        </text:list-item>
        <text:list-item>
          <text:p text:style-name="P13"><text:span text:style-name="T6">Specific notifications will ping the user after every interaction(up-voted, down-voted, commented, saved or shared)</text:span><text:span text:style-name="T5"> </text:span><text:span text:style-name="T6">from which specific user.</text:span></text:p>
        </text:list-item>
        <text:list-item>
          <text:p text:style-name="P14"><text:span text:style-name="T6">R</text:span><text:span text:style-name="T5">ituals can also be posted inside the circle and other users can also adopt.</text:span></text:p>
        </text:list-item>
        <text:list-item>
          <text:p text:style-name="P19">Total number of members inside a circle will be counted too.</text:p>
        </text:list-item>
        <text:list-item>
          <text:p text:style-name="P19"><text:s/>The circle which have more members and more a total of up-voting than any other circle will be ranked.</text:p>
        </text:list-item>
        <text:list-item>
          <text:p text:style-name="P19">Users can also create a circle with a request directed to the main admin(not Guru) with his name, purpose of creating a new circle and its working. If admin approved then he will be assigned the status of Guru and that circle will be created.</text:p>
        </text:list-item>
        <text:list-item>
          <text:p text:style-name="P20">User who wants to join a circle, firstly he should send a join request with a why, to the Guru, after that its all his choice to let in the user or not.</text:p>
        </text:list-item>
        <text:list-item>
          <text:p text:style-name="P20">User’s can also text to each other having a conversation or can also have a video call with each other. </text:p>
        </text:list-item>
        <text:list-item>
          <text:p text:style-name="P20">In circles, the guru can announce a meeting where all of his members can join the call(whether voice or video)</text:p>
        </text:list-item>
      </text:list>
      <text:p text:style-name="P9"><text:span text:style-name="T5"/></text:p>
      <text:p text:style-name="P9"><text:span text:style-name="T5"/></text:p>
      <text:p text:style-name="P3"><text:span text:style-name="T13">The </text:span><text:span text:style-name="T14">Forum</text:span><text:span text:style-name="T13">:</text:span></text:p>
      <text:p text:style-name="P9"><text:span text:style-name="T5"/></text:p>
      <text:list text:style-name="L2">
        <text:list-item>
          <text:p text:style-name="P15"><text:span text:style-name="T5">Its the main feed page where a user can post an image, video or text publically. That post will not be visible inside any circle, but all the users can see the post in their The Forum page.(Its purpose is that any person related to any circle can interact each other that might help them join a circle </text:span><text:span text:style-name="T9">or share their vision</text:span><text:span text:style-name="T5">)</text:span></text:p>
        </text:list-item>
        <text:list-item>
          <text:p text:style-name="P21">It will also contain all the posts that were made from the other users whether they posted inside a circle or posted openly. If the posts are inside a circle then he can’t interact with the <text:span text:style-name="T22">posts or rituals</text:span>.</text:p>
        </text:list-item>
        <text:list-item>
          <text:p text:style-name="P16"><text:span text:style-name="T5">By clicking the username on the post, the user’s profile will be opened where the one who clicked can see his currently joined circles or if he has adopted any rituals recently. Also the one who clicked can interact with the posts except those which are posted inside any circle </text:span><text:span text:style-name="T10">if he is seeing them inside the profile</text:span><text:span text:style-name="T5">.</text:span></text:p>
        </text:list-item>
        <text:list-item>
          <text:p text:style-name="P21">In The Forum, user can also see his fellow member’s rituals posted or any post that is made in the circle where he is also a member.</text:p>
        </text:list-item>
        <text:list-item>
          <text:p text:style-name="P16"><text:soft-page-break/><text:span text:style-name="T5">All the users will see or interact with all other posts or rituals</text:span><text:span text:style-name="T12">(which are posted publically(not inside any circle))</text:span><text:span text:style-name="T5"> from here like up-vote, down-vote, comment, save </text:span><text:span text:style-name="T11">and the specific notification will be sent to the one who uploaded the post or ritual</text:span></text:p>
        </text:list-item>
      </text:list>
      <text:p text:style-name="P4"><text:span text:style-name="T13"/></text:p>
      <text:p text:style-name="P4"><text:span text:style-name="T13">The </text:span><text:span text:style-name="T15">Rituals</text:span><text:span text:style-name="T13">:</text:span></text:p>
      <text:p text:style-name="P7"><text:span text:style-name="T19"/></text:p>
      <text:list text:style-name="L3">
        <text:list-item>
          <text:p text:style-name="P22">Ritual is like a habit that is posted by a user for a specific period of time. The time can be a daily routine, weekly, or monthly. When the user is about to post, it should be asked to the user whether its a post or ritual.</text:p>
        </text:list-item>
        <text:list-item>
          <text:p text:style-name="P22">Ritual can be tagged to a specific post from circle(if joined) or a public post from The Forum.</text:p>
        </text:list-item>
        <text:list-item>
          <text:p text:style-name="P28"><text:span text:style-name="T1">After posting the ritual, it can be seen in the Forum and people can also open it for interaction. The interaction will be commented </text:span><text:span text:style-name="T2">or </text:span><text:span text:style-name="T1">up-vote</text:span><text:span text:style-name="T2">d.</text:span></text:p>
        </text:list-item>
        <text:list-item>
          <text:p text:style-name="P28"><text:span text:style-name="T2">If a user has adopted, up-voted or commented to the ritual, the specific notifications will be sent to the one who uploaded the ritual.</text:span><text:span text:style-name="T1"> </text:span></text:p>
        </text:list-item>
        <text:list-item>
          <text:p text:style-name="P23">The rituals will be ranked by the total number of adoption by other users compared to other user’s count of adoption of rituals.</text:p>
        </text:list-item>
        <text:list-item>
          <text:p text:style-name="P24">User can also post a ritual inside a circle for his fellow members.<text:span text:style-name="T3"/></text:p>
          <text:p text:style-name="P29"><text:span text:style-name="T1"/></text:p>
          <text:p text:style-name="P23"><text:s/></text:p>
        </text:list-item>
      </text:list>
      <text:p text:style-name="P5"><text:span text:style-name="T16">The Wisdom Hall</text:span><text:span text:style-name="T13">:</text:span></text:p>
      <text:p text:style-name="P8"><text:span text:style-name="T19"/></text:p>
      <text:list text:style-name="L4">
        <text:list-item>
          <text:p text:style-name="P25">It will have all the information of the circles which are top ranked(circle’s name, its members, total of up-votes). The specific circle can be visited by the user by clicking on the name of the circle.</text:p>
        </text:list-item>
        <text:list-item>
          <text:p text:style-name="P25">It will have the posts and rituals like feed in the Forum but only those which are top voted and for rituals the top adopted rituals.</text:p>
        </text:list-item>
        <text:list-item>
          <text:p text:style-name="P25">The posts and rituals will show specific user’s name, joined circle(if any).</text:p>
        </text:list-item>
        <text:list-item>
          <text:p text:style-name="P25">From the wisdom hall, user can also see the comments up-votes but can’t interact with the posts if those are posted inside circle. He can only interact with those posts which are made publically and rituals if that weren’t made inside circle.</text:p>
        </text:list-item>
        <text:list-item>
          <text:p text:style-name="P26">The wisdom hall will also include those posts which are made publically but got some great number of up-votes.</text:p>
        </text:list-item>
        <text:list-item>
          <text:p text:style-name="P26">It will have a search bar where a user can search another user or any ritual or any circle he wants to join.</text:p>
        </text:list-item>
        <text:list-item>
          <text:p text:style-name="P26">User can also save a posts or ritual from the wisdom hall.</text:p>
        </text:list-item>
      </text:list>
      <text:p text:style-name="P10"><text:span text:style-name="T4"/></text:p>
      <text:p text:style-name="P10"><text:span text:style-name="T4"/></text:p>
      <text:p text:style-name="P6"><text:span text:style-name="T17">Profile</text:span><text:span text:style-name="T13">:</text:span></text:p>
      <text:p text:style-name="P6"><text:span text:style-name="T13"/></text:p>
      <text:list text:style-name="L5">
        <text:list-item>
          <text:p text:style-name="P27">It will have all the saved posts whether it belongs to the forum or the wisdom hall.</text:p>
        </text:list-item>
        <text:list-item>
          <text:p text:style-name="P27">It will have all the archives(own posts or rituals but archived(which will be shown to none except him)).</text:p>
        </text:list-item>
        <text:list-item>
          <text:p text:style-name="P27">User can also see all of his posts or rituals and their status(number of up-votes, down-votes, comments, saves, or number of adoptions(in case of rituals)).</text:p>
        </text:list-item>
        <text:list-item>
          <text:p text:style-name="P27">User will have all the names of the circles he visited recently, joined circles, adopted rituals <text:span text:style-name="T20">of other user’s ritual. The visited circle’s number count will be 10. If visited recently but not joined, the list will remove from the very first circle visited and place the new visited circle to the top in recent visits to the circles.</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9T17:15:33.931795297</meta:creation-date>
    <dc:date>2025-05-19T00:07:53.196855584</dc:date>
    <meta:editing-duration>PT7H27M36S</meta:editing-duration>
    <meta:editing-cycles>7</meta:editing-cycles>
    <meta:generator>LibreOffice/24.2.7.2$Linux_X86_64 LibreOffice_project/420$Build-2</meta:generator>
    <meta:document-statistic meta:table-count="0" meta:image-count="0" meta:object-count="0" meta:page-count="2" meta:paragraph-count="44" meta:word-count="1068" meta:character-count="5737" meta:non-whitespace-character-count="4745"/>
  </office:meta>
</office:document-meta>
</file>